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s a Database?</text:p>
      <text:p text:style-name="Standard">In essence a database is nothing more than a </text:p>
      <text:p text:style-name="Standard">collection of information that exists over a </text:p>
      <text:p text:style-name="Standard">long period of time, often many years.What is a DBMS?</text:p>
      <text:p text:style-name="Standard">A DBMS is characterized by the ability to support </text:p>
      <text:p text:style-name="Standard">efficient access to large amounts of data, which </text:p>
      <text:p text:style-name="Standard">persists over time. It is also characterized by </text:p>
      <text:p text:style-name="Standard">support for powerful query languages and durable </text:p>
      <text:p text:style-name="Standard">transactions that can execute concurrently in a </text:p>
      <text:p text:style-name="Standard">manner that apears atomic and independent of </text:p>
      <text:p text:style-name="Standard">other transactionEarly DBMS</text:p>
      <text:p text:style-name="Standard">The first commercial database management </text:p>
      <text:p text:style-name="Standard">system appeared in 1960’s. These systems </text:p>
      <text:p text:style-name="Standard">evolved from file systems.</text:p>
      <text:p text:style-name="Standard">Some of applications of these systems was:</text:p>
      <text:p text:style-name="Standard">Airline systems, Banking systems, Corporate </text:p>
      <text:p text:style-name="Standard">records.DBMS</text:p>
      <text:p text:style-name="Standard">Ted Codd in 1970’s changed significantly </text:p>
      <text:p text:style-name="Standard">database systems. Codd proposed that </text:p>
      <text:p text:style-name="Standard">database systems should present the user with </text:p>
      <text:p text:style-name="Standard">a view of data organized as tables called </text:p>
      <text:p text:style-name="Standard">relations. </text:p>
      <text:p text:style-name="Standard">SQL (Structured Query Language) is the most </text:p>
      <text:p text:style-name="Standard">important query language based on relational </text:p>
      <text:p text:style-name="Standard">modelDBMS</text:p>
      <text:p text:style-name="Standard">By 1990, relational database systems were the </text:p>
      <text:p text:style-name="Standard">norm. Yet the database field continues to </text:p>
      <text:p text:style-name="Standard">evolve, and the new issues and approaches to </text:p>
      <text:p text:style-name="Standard">the management of data surface regularlyOutline of DBS studies</text:p>
      <text:p text:style-name="Standard">DESIGN OF DB</text:p>
      <text:p text:style-name="Standard">1. How does one develop a useful DB?</text:p>
      <text:p text:style-name="Standard">2. What kind of information go into the </text:p>
      <text:p text:style-name="Standard">database?</text:p>
      <text:p text:style-name="Standard">3. How is the information structured</text:p>
      <text:p text:style-name="Standard">4. What assumptions are made about types </text:p>
      <text:p text:style-name="Standard">or values of data items.</text:p>
      <text:p text:style-name="Standard">5. How do the data items connect?Outline of DBS studies</text:p>
      <text:p text:style-name="Standard">DATABASE PROGRAMMING</text:p>
      <text:p text:style-name="Standard">1. How does one express queries and other </text:p>
      <text:p text:style-name="Standard">operations on the DB?</text:p>
      <text:p text:style-name="Standard">2. How one use other capabilities of a DBMS </text:p>
      <text:p text:style-name="Standard">such as transactions or constraints, in an </text:p>
      <text:p text:style-name="Standard">application?</text:p>
      <text:p text:style-name="Standard">3. How is database programming combined </text:p>
      <text:p text:style-name="Standard">with conventional progr.?Outline of DBS studies</text:p>
      <text:p text:style-name="Standard">DATABASE SYSTEM IMPLEMENTATION</text:p>
      <text:p text:style-name="Standard">1. How does one build a DBMS, including </text:p>
      <text:p text:style-name="Standard">such matters as query processing, </text:p>
      <text:p text:style-name="Standard">transaction processing and organizing </text:p>
      <text:p text:style-name="Standard">storage for efficient access?</text:p>
      <text:p text:style-name="Standard"/>
      <text:p text:style-name="Standard"/>
      <text:p text:style-name="Standard"><text:soft-page-break/>¿Qué es una base de datos?</text:p>
      <text:p text:style-name="Standard">En esencia una base de datos no es más que una</text:p>
      <text:p text:style-name="Standard">colección de información que existe más de una</text:p>
      <text:p text:style-name="Standard">largo periodo de tiempo, a menudo muchos años. ¿Qué es un DBMS?</text:p>
      <text:p text:style-name="Standard">Un DBMS se caracteriza por la capacidad de soportar</text:p>
      <text:p text:style-name="Standard">acceso eficiente a grandes cantidades de datos, lo que</text:p>
      <text:p text:style-name="Standard">persiste en el tiempo. También se caracteriza por</text:p>
      <text:p text:style-name="Standard">soporte para lenguajes de consulta de gran alcance y duradera</text:p>
      <text:p text:style-name="Standard">transacciones que pueden ejecutar simultáneamente en un</text:p>
      <text:p text:style-name="Standard">de manera que apears atómica e independiente de</text:p>
      <text:p text:style-name="Standard">otros DBMS transactionEarly</text:p>
      <text:p text:style-name="Standard">La primera gestión de base de datos comercial</text:p>
      <text:p text:style-name="Standard">sistema apareció en 1960. Estos sistemas</text:p>
      <text:p text:style-name="Standard">evolucionado a partir de sistemas de archivos.</text:p>
      <text:p text:style-name="Standard">Algunas de las aplicaciones de estos sistemas era:</text:p>
      <text:p text:style-name="Standard">Sistemas de avión, sistemas bancarios, Corporativo</text:p>
      <text:p text:style-name="Standard">records.DBMS</text:p>
      <text:p text:style-name="Standard">Ted Codd en 1970 cambió de manera significativa</text:p>
      <text:p text:style-name="Standard">sistemas de bases de datos. Codd propuso que</text:p>
      <text:p text:style-name="Standard">sistemas de bases de datos deben presentar al usuario</text:p>
      <text:p text:style-name="Standard">una vista de los datos organizados en tablas llamada</text:p>
      <text:p text:style-name="Standard">las relaciones.</text:p>
      <text:p text:style-name="Standard">SQL (Structured Query Language) es el más</text:p>
      <text:p text:style-name="Standard">importante lenguaje de consulta basado en relacional</text:p>
      <text:p text:style-name="Standard">modelDBMS</text:p>
      <text:p text:style-name="Standard">Para 1990, los sistemas de bases de datos relacionales fueron el</text:p>
      <text:p text:style-name="Standard">norma. Sin embargo, el campo de la base de datos sigue</text:p>
      <text:p text:style-name="Standard">evolucionar, y los nuevos temas y enfoques para</text:p>
      <text:p text:style-name="Standard">la gestión de regularlyOutline superficie de datos de los estudios de DBS</text:p>
      <text:p text:style-name="Standard">DISEÑO DE DB</text:p>
      <text:p text:style-name="Standard">1. ¿Cómo se desarrolla una base de datos útil?</text:p>
      <text:p text:style-name="Standard">2. ¿Qué tipo de información, vaya a la</text:p>
      <text:p text:style-name="Standard">base de datos?</text:p>
      <text:p text:style-name="Standard">3. ¿Cómo se estructura la información</text:p>
      <text:p text:style-name="Standard">4. ¿Qué se hacen suposiciones acerca de los tipos</text:p>
      <text:p text:style-name="Standard">o los valores de elementos de datos.</text:p>
      <text:p text:style-name="Standard">5. ¿Cómo se conectan los elementos de datos? Esquema de los estudios de DBS</text:p>
      <text:p text:style-name="Standard">PROGRAMACIÓN BASE DE DATOS</text:p>
      <text:p text:style-name="Standard">1. ¿Cómo se puede consultas expresas y otros</text:p>
      <text:p text:style-name="Standard">las operaciones en el DB?</text:p>
      <text:p text:style-name="Standard">2. ¿Un uso otras capacidades de un DBMS</text:p>
      <text:p text:style-name="Standard">tales como transacciones o limitaciones, en un</text:p>
      <text:p text:style-name="Standard">¿solicitud?</text:p>
      <text:p text:style-name="Standard">3. ¿Cómo se combina la programación de bases de datos</text:p>
      <text:p text:style-name="Standard">con progr convencional.? Esquema de los estudios de DBS</text:p>
      <text:p text:style-name="Standard">APLICACIÓN DEL SISTEMA DE BASE DE DATOS</text:p>
      <text:p text:style-name="Standard">1. ¿Cómo se puede construir un DBMS, incluyendo</text:p>
      <text:p text:style-name="Standard">asuntos tales como el procesamiento de consultas,</text:p>
      <text:p text:style-name="Standard">procesamiento de transacciones y organización</text:p>
      <text:p text:style-name="Standard">almacenamiento para el acceso eficient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9:51:01</meta:creation-date>
    <dc:date>2015-09-25T19:54:29</dc:date>
    <meta:editing-duration>P0D</meta:editing-duration>
    <meta:editing-cycles>1</meta:editing-cycles>
    <meta:document-statistic meta:table-count="0" meta:image-count="0" meta:object-count="0" meta:page-count="2" meta:paragraph-count="100" meta:word-count="657" meta:character-count="4041" meta:non-whitespace-character-count="3405"/>
    <meta:generator>LibreOffice/3.5$Linux_x86 LibreOffice_project/350m1$Build-2</meta:generator>
  </office:meta>
</office:document-meta>
</file>